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D9745905.jpg" manifest:media-type="image/jpeg"/>
  <manifest:file-entry manifest:full-path="Pictures/10000000000001A70000023D5A260478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Museo 300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Museo 300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Museo 300" fo:font-size="10pt" officeooo:paragraph-rsid="00312892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7" style:family="paragraph" style:parent-style-name="Standard">
      <style:text-properties style:font-name="Museo 500"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style:font-name="Museo 500" fo:font-size="10pt" style:font-size-asian="10pt" style:font-size-complex="10pt"/>
    </style:style>
    <style:style style:name="P9" style:family="paragraph" style:parent-style-name="Standard">
      <style:text-properties style:font-name="Museo 500" fo:font-size="10pt" officeooo:paragraph-rsid="002a225c" style:font-size-asian="10pt" style:font-size-complex="10pt"/>
    </style:style>
    <style:style style:name="P10" style:family="paragraph" style:parent-style-name="Standard">
      <style:text-properties style:font-name="Museo 500" fo:font-size="10pt" officeooo:paragraph-rsid="00312892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Museo 500" fo:font-size="10pt" fo:font-weight="bold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000000" style:font-name="Museo 3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Museo 300" fo:font-size="10pt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style:font-name="Museo 300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fo:color="#000000" style:font-name="Museo 300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Museo 300" fo:font-size="10pt" style:font-size-asian="10pt" style:font-size-complex="10pt"/>
    </style:style>
    <style:style style:name="P1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Museo 500" fo:font-size="10pt" style:font-size-asian="10pt" style:font-size-complex="10pt"/>
    </style:style>
    <style:style style:name="P20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Museo 300" fo:font-size="10pt" style:font-size-asian="10pt" style:font-size-complex="10pt"/>
    </style:style>
    <style:style style:name="P21" style:family="paragraph" style:parent-style-name="Standard">
      <style:paragraph-properties fo:margin-left="0in" fo:margin-right="-0.1252in" fo:text-indent="0in" style:auto-text-indent="false"/>
      <style:text-properties style:font-name="Museo 500" fo:font-size="10pt" style:font-size-asian="10pt" style:font-size-complex="10pt"/>
    </style:style>
    <style:style style:name="P22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Museo 500" fo:font-size="10pt" fo:font-weight="bold" fo:background-color="transparent" style:font-size-asian="10pt" style:font-weight-asian="bold" style:font-size-complex="10pt"/>
    </style:style>
    <style:style style:name="P23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Museo 300" fo:font-size="10pt" style:font-size-asian="10pt" style:font-size-complex="10pt"/>
    </style:style>
    <style:style style:name="P24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Museo 300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Museo 500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26" style:family="paragraph" style:parent-style-name="Standard" style:list-style-name="WW8Num1">
      <style:text-properties style:font-name="Museo 300" fo:font-size="10pt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Museo 300" fo:font-size="10pt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Museo 300" fo:font-size="10pt" officeooo:paragraph-rsid="00214dff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Museo 300" fo:font-size="10pt" officeooo:rsid="002b7f59" officeooo:paragraph-rsid="002b7f59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Museo 300" fo:font-size="10pt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Museo 300" fo:font-size="10pt" officeooo:paragraph-rsid="002b648c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Museo 300" fo:font-size="10pt" officeooo:paragraph-rsid="001c0c9d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 fo:line-height="100%"/>
      <style:text-properties style:font-name="Museo 300" fo:font-size="10pt" officeooo:rsid="001cbae6" officeooo:paragraph-rsid="001cbae6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/>
      <style:text-properties style:font-name="Museo 300" fo:font-size="10pt" officeooo:rsid="001c0c9d" officeooo:paragraph-rsid="001c0c9d" style:font-size-asian="10pt" style:font-size-complex="10pt"/>
    </style:style>
    <style:style style:name="P3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Museo 300" fo:font-size="10pt" style:font-size-asian="10pt" style:font-size-complex="10pt"/>
    </style:style>
    <style:style style:name="T1" style:family="text">
      <style:text-properties style:font-name="Museo 500"/>
    </style:style>
    <style:style style:name="T2" style:family="text">
      <style:text-properties style:font-name="Museo 500" fo:font-size="12pt" style:font-size-asian="12pt" style:font-size-complex="12pt"/>
    </style:style>
    <style:style style:name="T3" style:family="text">
      <style:text-properties style:font-name="Museo 300" fo:font-size="12pt" style:font-size-asian="12pt" style:font-size-complex="12pt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55cb2" fo:background-color="transparent" loext:char-shading-value="0"/>
    </style:style>
    <style:style style:name="T6" style:family="text">
      <style:text-properties officeooo:rsid="002cb306" fo:background-color="transparent" loext:char-shading-value="0"/>
    </style:style>
    <style:style style:name="T7" style:family="text">
      <style:text-properties officeooo:rsid="002ec031" fo:background-color="transparent" loext:char-shading-value="0"/>
    </style:style>
    <style:style style:name="T8" style:family="text">
      <style:text-properties officeooo:rsid="0034adb8" fo:background-color="transparent" loext:char-shading-value="0"/>
    </style:style>
    <style:style style:name="T9" style:family="text">
      <style:text-properties officeooo:rsid="001db107"/>
    </style:style>
    <style:style style:name="T10" style:family="text">
      <style:text-properties officeooo:rsid="001b9215"/>
    </style:style>
    <style:style style:name="T11" style:family="text">
      <style:text-properties officeooo:rsid="001c0c9d"/>
    </style:style>
    <style:style style:name="T12" style:family="text">
      <style:text-properties officeooo:rsid="002177b1"/>
    </style:style>
    <style:style style:name="T13" style:family="text">
      <style:text-properties officeooo:rsid="00255cb2"/>
    </style:style>
    <style:style style:name="T14" style:family="text">
      <style:text-properties officeooo:rsid="002b64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12"><text:span text:style-name="T2">Model: </text:span><text:span text:style-name="T3">LulzBot Mini 1.0 3D Printer</text:span></text:p>
      <text:p text:style-name="P7"/>
      <text:p text:style-name="P3"><text:s text:c="2"/><text:span text:style-name="T1">Serial Number:</text:span><text:tab/>______________________</text:p>
      <text:p text:style-name="P3"><text:s text:c="2"/><text:span text:style-name="T1">Date Completed:</text:span><text:tab/>______________________ </text:p>
      <text:p text:style-name="P3"><text:s text:c="2"/><text:span text:style-name="T1">Tested by:</text:span><text:tab/><text:tab/>______________________</text:p>
      <text:p text:style-name="P3"/>
      <text:p text:style-name="P8">Configuration:</text:p>
      <text:p text:style-name="P8"/>
      <text:p text:style-name="P15"><text:tab/><text:span text:style-name="T1">Electronics:</text:span><text:tab/>Mini-RAMB<text:span text:style-name="T4">o 1.</text:span><text:span text:style-name="T5">1</text:span><text:span text:style-name="T6">b</text:span></text:p>
      <text:p text:style-name="P18"><text:span text:style-name="T1">Firmware: <text:s/></text:span><text:tab/><text:span text:style-name="T4">Marlin for Mini 201</text:span><text:span text:style-name="T7">5</text:span><text:span text:style-name="T4">-Q</text:span><text:span text:style-name="T8">4</text:span></text:p>
      <text:p text:style-name="P18"><text:span text:style-name="T1">Nozzle:<text:tab/></text:span><text:span text:style-name="T4">0.5mm diameter nozzle</text:span></text:p>
      <text:p text:style-name="P19">Settings: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Stepper Motor</text:p>
          </table:table-cell>
          <table:table-cell table:style-name="Table1.A1" office:value-type="string">
            <text:p text:style-name="P11">Steps/mm</text:p>
          </table:table-cell>
          <table:table-cell table:style-name="Table1.A1" office:value-type="string">
            <text:p text:style-name="P22">Max Length</text:p>
          </table:table-cell>
          <table:table-cell table:style-name="Table1.A1" office:value-type="string">
            <text:p text:style-name="P22">Microstep Mode</text:p>
          </table:table-cell>
          <table:table-cell table:style-name="Table1.E1" office:value-type="string">
            <text:p text:style-name="P11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3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3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3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4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1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7">General:</text:p>
      <text:p text:style-name="P7"/>
      <text:list xml:id="list18997657826700360" text:style-name="WW8Num1">
        <text:list-item>
          <text:p text:style-name="P28">Are all the screws and zip ties tight?</text:p>
        </text:list-item>
        <text:list-item>
          <text:p text:style-name="P27">Are the current version of parts being used?</text:p>
        </text:list-item>
        <text:list-item>
          <text:p text:style-name="P27">Is the Spool Mount properly mounted so it flips up and sits securely?</text:p>
        </text:list-item>
        <text:list-item>
          <text:p text:style-name="P27">Is the Finger Clip properly mounted with the taller side on the left?</text:p>
        </text:list-item>
        <text:list-item>
          <text:p text:style-name="P27">Are the switches <text:span text:style-name="T11">installed securely?</text:span></text:p>
        </text:list-item>
        <text:list-item>
          <text:p text:style-name="P27">Are all 4 rubber feet installed?</text:p>
        </text:list-item>
        <text:list-item>
          <text:p text:style-name="P27">Is the PEI tape free of bubbles and wrinkles?</text:p>
        </text:list-item>
        <text:list-item>
          <text:p text:style-name="P27">Is the heat bed adhesive smooth and consistent?</text:p>
        </text:list-item>
        <text:list-item>
          <text:p text:style-name="P29">Is the frame free of scratches and scuffs?</text:p>
        </text:list-item>
      </text:list>
      <text:p text:style-name="P15"/>
      <text:p text:style-name="P7">Y Axis:</text:p>
      <text:p text:style-name="P7"/>
      <text:list xml:id="list80826277452414" text:continue-numbering="true" text:style-name="WW8Num1">
        <text:list-item>
          <text:p text:style-name="P27">Does the Y bed move freely back and forth?</text:p>
        </text:list-item>
        <text:list-item>
          <text:p text:style-name="P27">Is the Y bed tight side to side from motion and twisting?</text:p>
        </text:list-item>
        <text:list-item>
          <text:p text:style-name="P27">Does the Y belt rub <text:span text:style-name="T11">on</text:span> the y-idler by the bearings?</text:p>
        </text:list-item>
        <text:list-item>
          <text:p text:style-name="P27"><text:span text:style-name="T14">Are</text:span> the Y pulley <text:span text:style-name="T14">set screws tight with one aligned with the flat on the motor shaft?</text:span></text:p>
        </text:list-item>
        <text:list-item>
          <text:p text:style-name="P27">Is the Y belt tight?</text:p>
        </text:list-item>
        <text:list-item>
          <text:p text:style-name="P27">Are the four bed leveling washers tight?</text:p>
        </text:list-item>
        <text:list-item>
          <text:p text:style-name="P27">Are the belts trimmed far enough to not interfere with the pulley or bearing?</text:p>
        </text:list-item>
      </text:list>
      <text:p text:style-name="P15"><text:soft-page-break/></text:p>
      <text:p text:style-name="P9"/>
      <text:p text:style-name="P9">X Axis:</text:p>
      <text:p text:style-name="P2"/>
      <text:list xml:id="list80827102361525" text:continue-numbering="true" text:style-name="WW8Num1">
        <text:list-item>
          <text:p text:style-name="P31"><text:span text:style-name="T14">Are</text:span> the <text:span text:style-name="T14">X</text:span> pulley <text:span text:style-name="T14">set screws tight with one aligned with the flat on the motor shaft?</text:span></text:p>
        </text:list-item>
        <text:list-item>
          <text:p text:style-name="P32">Does the <text:span text:style-name="T11">X</text:span> belt rub <text:span text:style-name="T11">on</text:span> the <text:span text:style-name="T11">x</text:span>-idler by the bearings?</text:p>
        </text:list-item>
        <text:list-item>
          <text:p text:style-name="P32">Does the <text:span text:style-name="T11">X</text:span> belt rub <text:span text:style-name="T11">on</text:span> the <text:span text:style-name="T11">screw heads of the belt mount</text:span>?</text:p>
        </text:list-item>
        <text:list-item>
          <text:p text:style-name="P30">Is the X belt tight?</text:p>
        </text:list-item>
        <text:list-item>
          <text:p text:style-name="P30">Does the X axis move freely end to end?</text:p>
        </text:list-item>
        <text:list-item>
          <text:p text:style-name="P30">Are the belts trimmed far enough to not interfere with the pulley or bearing?</text:p>
        </text:list-item>
        <text:list-item>
          <text:p text:style-name="P33">Are the wires and zip ties behind the carriage free from touching the case wall?</text:p>
        </text:list-item>
      </text:list>
      <text:p text:style-name="P15"/>
      <text:p text:style-name="P7">Z Axis:</text:p>
      <text:p text:style-name="P7"/>
      <text:list xml:id="list80826623495594" text:continue-numbering="true" text:style-name="WW8Num1">
        <text:list-item>
          <text:p text:style-name="P27">Do the Z drive rods rotate smoothly?</text:p>
        </text:list-item>
        <text:list-item>
          <text:p text:style-name="P30">Are the coupler set screws tight?</text:p>
        </text:list-item>
        <text:list-item>
          <text:p text:style-name="P30">Are the drive rods and motor shafts aligned so the couplers are not bent?</text:p>
          <text:p text:style-name="P30"/>
        </text:list-item>
      </text:list>
      <text:p text:style-name="P7">Extruder:</text:p>
      <text:p text:style-name="P2"/>
      <text:list xml:id="list80826697835493" text:continue-numbering="true" text:style-name="WW8Num1">
        <text:list-item>
          <text:p text:style-name="P34">Are the extruder springs set to <text:span text:style-name="T13">8</text:span>mm between the cap and the latch?</text:p>
        </text:list-item>
        <text:list-item>
          <text:p text:style-name="P27">Are the V grooves on the extruder gears lined up?</text:p>
        </text:list-item>
        <text:list-item>
          <text:p text:style-name="P27">Is the hobbing aligned to the hole in the extruder?</text:p>
        </text:list-item>
        <text:list-item>
          <text:p text:style-name="P27">Can you feed filament about <text:span text:style-name="T4">100mm</text:span> from the top of the extruder?</text:p>
        </text:list-item>
      </text:list>
      <text:p text:style-name="P7"/>
      <text:p text:style-name="P7">Electronics:</text:p>
      <text:p text:style-name="P7"/>
      <text:list xml:id="list80827913548705" text:continue-numbering="true" text:style-name="WW8Num1">
        <text:list-item>
          <text:p text:style-name="P27">Are all connections to the Mini-Rambo plugged in correctly?</text:p>
        </text:list-item>
        <text:list-item>
          <text:p text:style-name="P27">Are all cables free from contacting any moving parts?</text:p>
        </text:list-item>
      </text:list>
      <text:p text:style-name="P16"/>
      <text:p text:style-name="P21">Test and Verification Results:</text:p>
      <text:p text:style-name="P21"/>
      <text:list xml:id="list80826626002294" text:continue-numbering="true" text:style-name="WW8Num1">
        <text:list-item>
          <text:p text:style-name="P27">Verify case fan is running.</text:p>
        </text:list-item>
        <text:list-item>
          <text:p text:style-name="P27">Verify extruder blower is running.</text:p>
        </text:list-item>
        <text:list-item>
          <text:p text:style-name="P27">Verify control of the extrusion fan.</text:p>
        </text:list-item>
        <text:list-item>
          <text:p text:style-name="P27">Nozzle temperature control verified.</text:p>
        </text:list-item>
        <text:list-item>
          <text:p text:style-name="P27">Extruder control verified.</text:p>
        </text:list-item>
        <text:list-item>
          <text:p text:style-name="P27">X, Y, and Z min and max stop switches verified.</text:p>
        </text:list-item>
        <text:list-item>
          <text:p text:style-name="P35">Bed leveling is functioning properly.</text:p>
        </text:list-item>
        <text:list-item>
          <text:p text:style-name="P27">Bed temperature control verified.</text:p>
        </text:list-item>
        <text:list-item>
          <text:p text:style-name="P35">Bearing conditioning complete.</text:p>
        </text:list-item>
        <text:list-item>
          <text:p text:style-name="P35">Test print (<text:span text:style-name="T10">Oc</text:span>topus*) successful.</text:p>
        </text:list-item>
        <text:list-item>
          <text:p text:style-name="P26">Print head moved to shipping position.</text:p>
        </text:list-item>
      </text:list>
      <text:p text:style-name="P2"/>
      <text:p text:style-name="P13"/>
      <text:p text:style-name="P13"/>
      <text:p text:style-name="P13"/>
      <text:p text:style-name="P17">*<text:span text:style-name="T9">Oct</text:span>opus by <text:span text:style-name="T12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3"><draw:image xlink:href="Pictures/10000000000001A70000023D5A260478.jp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D9745905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5-09-25T08:08:26.049590764</dc:date>
    <meta:editing-duration>PT9H16M4S</meta:editing-duration>
    <meta:editing-cycles>43</meta:editing-cycles>
    <meta:generator>LibreOffice/5.0.1.2$Linux_X86_64 LibreOffice_project/81898c9f5c0d43f3473ba111d7b351050be20261</meta:generator>
    <meta:print-date>2015-04-27T14:20:24.822222150</meta:print-date>
    <dc:creator>aleph </dc:creator>
    <meta:printed-by>aleph </meta:printed-by>
    <meta:document-statistic meta:table-count="2" meta:image-count="2" meta:object-count="0" meta:page-count="2" meta:paragraph-count="88" meta:word-count="510" meta:character-count="2641" meta:non-whitespace-character-count="2251"/>
  </office:meta>
</office:document-meta>
</file>